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8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2" table:number-columns-repeated="8" table:default-cell-style-name="Default"/>
        <table:table-row table:style-name="ro1"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Termination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# of iter</text:p>
          </table:table-cell>
          <table:table-cell office:value-type="float" office:value="299" calcext:value-type="float">
            <text:p>299</text:p>
          </table:table-cell>
          <table:table-cell office:value-type="float" office:value="795" calcext:value-type="float">
            <text:p>795</text:p>
          </table:table-cell>
          <table:table-cell table:number-columns-repeated="2" office:value-type="float" office:value="683" calcext:value-type="float">
            <text:p>683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lambda</text:p>
          </table:table-cell>
          <table:table-cell table:number-columns-repeated="4" office:value-type="float" office:value="0.0795492" calcext:value-type="float">
            <text:p>0.0795492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Runtime</text:p>
          </table:table-cell>
          <table:table-cell office:value-type="float" office:value="0.073175" calcext:value-type="float">
            <text:p>0.073175</text:p>
          </table:table-cell>
          <table:table-cell office:value-type="float" office:value="0.163965" calcext:value-type="float">
            <text:p>0.163965</text:p>
          </table:table-cell>
          <table:table-cell office:value-type="float" office:value="0.149694" calcext:value-type="float">
            <text:p>0.149694</text:p>
          </table:table-cell>
          <table:table-cell office:value-type="float" office:value="0.303234" calcext:value-type="float">
            <text:p>0.303234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iter_avg</text:p>
          </table:table-cell>
          <table:table-cell table:style-name="ce2" table:formula="of:=[.B5]/[.B3]" office:value-type="float" office:value="0.000244732441471572" calcext:value-type="float">
            <text:p>2.45E-04</text:p>
          </table:table-cell>
          <table:table-cell table:style-name="ce2" table:formula="of:=[.C5]/[.C3]" office:value-type="float" office:value="0.000206245283018868" calcext:value-type="float">
            <text:p>2.06E-04</text:p>
          </table:table-cell>
          <table:table-cell table:style-name="ce2" table:formula="of:=[.D5]/[.D3]" office:value-type="float" office:value="0.000219171303074671" calcext:value-type="float">
            <text:p>2.19E-04</text:p>
          </table:table-cell>
          <table:table-cell table:style-name="ce2" table:formula="of:=[.E5]/[.E3]" office:value-type="float" office:value="0.00044397364568082" calcext:value-type="float">
            <text:p>4.44E-04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6"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sistor nu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office:value-type="float" office:value="441" calcext:value-type="float">
            <text:p>441</text:p>
          </table:table-cell>
          <table:table-cell office:value-type="float" office:value="1681" calcext:value-type="float">
            <text:p>1681</text:p>
          </table:table-cell>
          <table:table-cell office:value-type="float" office:value="2601" calcext:value-type="float">
            <text:p>26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iter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299" calcext:value-type="float">
            <text:p>299</text:p>
          </table:table-cell>
          <table:table-cell office:value-type="float" office:value="984" calcext:value-type="float">
            <text:p>984</text:p>
          </table:table-cell>
          <table:table-cell office:value-type="float" office:value="1439" calcext:value-type="float">
            <text:p>14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time(s)</text:p>
          </table:table-cell>
          <table:table-cell table:style-name="ce2" office:value-type="float" office:value="0.000037" calcext:value-type="float">
            <text:p>3.70E-05</text:p>
          </table:table-cell>
          <table:table-cell table:style-name="ce2" office:value-type="float" office:value="0.000071" calcext:value-type="float">
            <text:p>7.10E-05</text:p>
          </table:table-cell>
          <table:table-cell table:style-name="ce2" office:value-type="float" office:value="0.001675" calcext:value-type="float">
            <text:p>1.68E-03</text:p>
          </table:table-cell>
          <table:table-cell table:style-name="ce2" office:value-type="float" office:value="0.070435" calcext:value-type="float">
            <text:p>7.04E-02</text:p>
          </table:table-cell>
          <table:table-cell table:style-name="ce2" office:value-type="float" office:value="2.98498" calcext:value-type="float">
            <text:p>2.98E+00</text:p>
          </table:table-cell>
          <table:table-cell table:style-name="ce2" office:value-type="float" office:value="10.3845" calcext:value-type="float">
            <text:p>1.04E+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_avg(s)</text:p>
          </table:table-cell>
          <table:table-cell table:style-name="ce2" table:formula="of:=[.B17]/[.B16]" office:value-type="float" office:value="0.00000137037037037037" calcext:value-type="float">
            <text:p>1.37E-06</text:p>
          </table:table-cell>
          <table:table-cell table:style-name="ce2" table:formula="of:=[.C17]/[.C16]" office:value-type="float" office:value="0.00000338095238095238" calcext:value-type="float">
            <text:p>3.38E-06</text:p>
          </table:table-cell>
          <table:table-cell table:style-name="ce2" table:formula="of:=[.D17]/[.D16]" office:value-type="float" office:value="0.0000184065934065934" calcext:value-type="float">
            <text:p>1.84E-05</text:p>
          </table:table-cell>
          <table:table-cell table:style-name="ce2" table:formula="of:=[.E17]/[.E16]" office:value-type="float" office:value="0.00023556856187291" calcext:value-type="float">
            <text:p>2.36E-04</text:p>
          </table:table-cell>
          <table:table-cell table:style-name="ce2" table:formula="of:=[.F17]/[.F16]" office:value-type="float" office:value="0.0030335162601626" calcext:value-type="float">
            <text:p>3.03E-03</text:p>
          </table:table-cell>
          <table:table-cell table:style-name="ce2" table:formula="of:=[.G17]/[.G16]" office:value-type="float" office:value="0.00721646977067408" calcext:value-type="float">
            <text:p>7.22E-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523607" calcext:value-type="float">
            <text:p>0.00523607</text:p>
          </table:table-cell>
          <table:table-cell office:value-type="float" office:value="0.0142445" calcext:value-type="float">
            <text:p>0.0142445</text:p>
          </table:table-cell>
          <table:table-cell office:value-type="float" office:value="0.0391638" calcext:value-type="float">
            <text:p>0.0391638</text:p>
          </table:table-cell>
          <table:table-cell office:value-type="float" office:value="0.0795492" calcext:value-type="float">
            <text:p>0.0795492</text:p>
          </table:table-cell>
          <table:table-cell office:value-type="float" office:value="0.159765" calcext:value-type="float">
            <text:p>0.159765</text:p>
          </table:table-cell>
          <table:table-cell office:value-type="float" office:value="0.19981" calcext:value-type="float">
            <text:p>0.19981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2" office:value-type="float" office:value="0.00002" calcext:value-type="float">
            <text:p>2.00E-05</text:p>
          </table:table-cell>
          <table:table-cell table:style-name="ce2" office:value-type="float" office:value="0.000048" calcext:value-type="float">
            <text:p>4.80E-05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5857" calcext:value-type="float">
            <text:p>0.005857</text:p>
          </table:table-cell>
          <table:table-cell office:value-type="float" office:value="0.085462" calcext:value-type="float">
            <text:p>0.085462</text:p>
          </table:table-cell>
          <table:table-cell office:value-type="float" office:value="0.177151" calcext:value-type="float">
            <text:p>0.1771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pw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sistor nu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office:value-type="float" office:value="441" calcext:value-type="float">
            <text:p>441</text:p>
          </table:table-cell>
          <table:table-cell office:value-type="float" office:value="1681" calcext:value-type="float">
            <text:p>1681</text:p>
          </table:table-cell>
          <table:table-cell office:value-type="float" office:value="2601" calcext:value-type="float">
            <text:p>26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iter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time(s)</text:p>
          </table:table-cell>
          <table:table-cell table:style-name="ce2" office:value-type="float" office:value="0.000024" calcext:value-type="float">
            <text:p>2.40E-05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4976" calcext:value-type="float">
            <text:p>0.004976</text:p>
          </table:table-cell>
          <table:table-cell office:value-type="float" office:value="0.211479" calcext:value-type="float">
            <text:p>0.211479</text:p>
          </table:table-cell>
          <table:table-cell office:value-type="float" office:value="12.4805" calcext:value-type="float">
            <text:p>12.4805</text:p>
          </table:table-cell>
          <table:table-cell office:value-type="float" office:value="42.3624" calcext:value-type="float">
            <text:p>42.36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_avg(s)</text:p>
          </table:table-cell>
          <table:table-cell table:style-name="ce2" table:formula="of:=[.B22]/[.B26]" office:value-type="float" office:value="0.00000181818181818182" calcext:value-type="float">
            <text:p>1.82E-06</text:p>
          </table:table-cell>
          <table:table-cell table:style-name="ce2" table:formula="of:=[.C22]/[.C26]" office:value-type="float" office:value="0.000006" calcext:value-type="float">
            <text:p>6.00E-06</text:p>
          </table:table-cell>
          <table:table-cell table:style-name="ce2" table:formula="of:=[.D22]/[.D26]" office:value-type="float" office:value="0.0001146" calcext:value-type="float">
            <text:p>1.15E-04</text:p>
          </table:table-cell>
          <table:table-cell table:style-name="ce2" table:formula="of:=[.E22]/[.E26]" office:value-type="float" office:value="0.00146425" calcext:value-type="float">
            <text:p>1.46E-03</text:p>
          </table:table-cell>
          <table:table-cell table:style-name="ce2" table:formula="of:=[.F22]/[.F26]" office:value-type="float" office:value="0.0213655" calcext:value-type="float">
            <text:p>2.14E-02</text:p>
          </table:table-cell>
          <table:table-cell table:style-name="ce2" table:formula="of:=[.G22]/[.G26]" office:value-type="float" office:value="0.0590503333333333" calcext:value-type="float">
            <text:p>5.91E-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763932" calcext:value-type="float">
            <text:p>0.000763932</text:p>
          </table:table-cell>
          <table:table-cell office:value-type="float" office:value="0.000390179" calcext:value-type="float">
            <text:p>0.000390179</text:p>
          </table:table-cell>
          <table:table-cell office:value-type="float" office:value="0.000129496" calcext:value-type="float">
            <text:p>0.000129496</text:p>
          </table:table-cell>
          <table:table-cell table:style-name="ce2" office:value-type="float" office:value="0.0000542181" calcext:value-type="float">
            <text:p>5.42E-05</text:p>
          </table:table-cell>
          <table:table-cell table:style-name="ce2" office:value-type="float" office:value="0.0000227687" calcext:value-type="float">
            <text:p>2.28E-05</text:p>
          </table:table-cell>
          <table:table-cell table:style-name="ce2" office:value-type="float" office:value="0.0000172633" calcext:value-type="float">
            <text:p>1.73E-05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2" office:value-type="float" office:value="0.000022" calcext:value-type="float">
            <text:p>2.20E-05</text:p>
          </table:table-cell>
          <table:table-cell table:style-name="ce2" office:value-type="float" office:value="0.00004" calcext:value-type="float">
            <text:p>4.00E-05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4598" calcext:value-type="float">
            <text:p>0.004598</text:p>
          </table:table-cell>
          <table:table-cell office:value-type="float" office:value="0.101402" calcext:value-type="float">
            <text:p>0.101402</text:p>
          </table:table-cell>
          <table:table-cell office:value-type="float" office:value="0.225869" calcext:value-type="float">
            <text:p>0.225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pwrsh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sistor nu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resistor n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office:value-type="float" office:value="441" calcext:value-type="float">
            <text:p>441</text:p>
          </table:table-cell>
          <table:table-cell office:value-type="float" office:value="1681" calcext:value-type="float">
            <text:p>1681</text:p>
          </table:table-cell>
          <table:table-cell office:value-type="float" office:value="2601" calcext:value-type="float">
            <text:p>2601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1681" calcext:value-type="float">
            <text:p>1681</text:p>
          </table:table-cell>
          <table:table-cell table:style-name="ce1"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# of iter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condition num</text:p>
          </table:table-cell>
          <table:table-cell table:style-name="ce1" office:value-type="float" office:value="6.8541" calcext:value-type="float">
            <text:p>6.8541</text:p>
          </table:table-cell>
          <table:table-cell table:style-name="ce1" office:value-type="float" office:value="36.5077" calcext:value-type="float">
            <text:p>36.5077</text:p>
          </table:table-cell>
          <table:table-cell table:style-name="ce1" office:value-type="float" office:value="302.432" calcext:value-type="float">
            <text:p>302.432</text:p>
          </table:table-cell>
          <table:table-cell table:style-name="ce1" office:value-type="float" office:value="1467.21" calcext:value-type="float">
            <text:p>1467.21</text:p>
          </table:table-cell>
          <table:table-cell table:style-name="ce1" office:value-type="float" office:value="7016.84" calcext:value-type="float">
            <text:p>7016.84</text:p>
          </table:table-cell>
          <table:table-cell table:style-name="ce1" office:value-type="float" office:value="11574.3" calcext:value-type="float">
            <text:p>11574.3</text:p>
          </table:table-cell>
        </table:table-row>
        <table:table-row table:style-name="ro1">
          <table:table-cell office:value-type="string" calcext:value-type="string">
            <text:p>runtime(s)</text:p>
          </table:table-cell>
          <table:table-cell table:style-name="ce2" office:value-type="float" office:value="0.000038" calcext:value-type="float">
            <text:p>3.80E-05</text:p>
          </table:table-cell>
          <table:table-cell table:style-name="ce2" office:value-type="float" office:value="0.000159" calcext:value-type="float">
            <text:p>1.59E-04</text:p>
          </table:table-cell>
          <table:table-cell table:style-name="ce2" office:value-type="float" office:value="0.005185" calcext:value-type="float">
            <text:p>5.19E-03</text:p>
          </table:table-cell>
          <table:table-cell table:style-name="ce2" office:value-type="float" office:value="0.216789" calcext:value-type="float">
            <text:p>2.17E-01</text:p>
          </table:table-cell>
          <table:table-cell table:style-name="ce2" office:value-type="float" office:value="12.3153" calcext:value-type="float">
            <text:p>1.23E+01</text:p>
          </table:table-cell>
          <table:table-cell table:style-name="ce2" office:value-type="float" office:value="43.0872" calcext:value-type="float">
            <text:p>4.31E+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_avg(s)</text:p>
          </table:table-cell>
          <table:table-cell table:style-name="ce2" table:formula="of:=[.B32]/[.B36]" office:value-type="float" office:value="0.000002" calcext:value-type="float">
            <text:p>2.00E-06</text:p>
          </table:table-cell>
          <table:table-cell table:style-name="ce2" table:formula="of:=[.C32]/[.C36]" office:value-type="float" office:value="0.00000571428571428571" calcext:value-type="float">
            <text:p>5.71E-06</text:p>
          </table:table-cell>
          <table:table-cell table:style-name="ce2" table:formula="of:=[.D32]/[.D36]" office:value-type="float" office:value="0.0001146" calcext:value-type="float">
            <text:p>1.15E-04</text:p>
          </table:table-cell>
          <table:table-cell table:style-name="ce2" table:formula="of:=[.E32]/[.E36]" office:value-type="float" office:value="0.00153266666666667" calcext:value-type="float">
            <text:p>1.53E-03</text:p>
          </table:table-cell>
          <table:table-cell table:style-name="ce2" table:formula="of:=[.F32]/[.F36]" office:value-type="float" office:value="0.0253505" calcext:value-type="float">
            <text:p>2.54E-02</text:p>
          </table:table-cell>
          <table:table-cell table:style-name="ce2" table:formula="of:=[.G32]/[.G36]" office:value-type="float" office:value="0.05646725" calcext:value-type="float">
            <text:p>5.65E-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763932" calcext:value-type="float">
            <text:p>0.000763932</text:p>
          </table:table-cell>
          <table:table-cell office:value-type="float" office:value="0.000390179" calcext:value-type="float">
            <text:p>0.000390179</text:p>
          </table:table-cell>
          <table:table-cell office:value-type="float" office:value="0.000129496" calcext:value-type="float">
            <text:p>0.000129496</text:p>
          </table:table-cell>
          <table:table-cell table:style-name="ce2" office:value-type="float" office:value="0.0000542182" calcext:value-type="float">
            <text:p>5.42E-05</text:p>
          </table:table-cell>
          <table:table-cell table:style-name="ce2" office:value-type="float" office:value="0.0000227687" calcext:value-type="float">
            <text:p>2.28E-05</text:p>
          </table:table-cell>
          <table:table-cell table:style-name="ce2" office:value-type="float" office:value="0.0000172633" calcext:value-type="float">
            <text:p>1.73E-05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ndition num</text:p>
          </table:table-cell>
          <table:table-cell office:value-type="float" office:value="6.8541" calcext:value-type="float">
            <text:p>6.8541</text:p>
          </table:table-cell>
          <table:table-cell office:value-type="float" office:value="36.5077" calcext:value-type="float">
            <text:p>36.5077</text:p>
          </table:table-cell>
          <table:table-cell office:value-type="float" office:value="302.432" calcext:value-type="float">
            <text:p>302.432</text:p>
          </table:table-cell>
          <table:table-cell office:value-type="float" office:value="1467.21" calcext:value-type="float">
            <text:p>1467.21</text:p>
          </table:table-cell>
          <table:table-cell office:value-type="float" office:value="7016.84" calcext:value-type="float">
            <text:p>7016.84</text:p>
          </table:table-cell>
          <table:table-cell office:value-type="float" office:value="11574.3" calcext:value-type="float">
            <text:p>11574.3</text:p>
          </table:table-cell>
          <table:table-cell table:number-columns-repeated="8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9:08:10.264271624</meta:creation-date>
    <dc:date>2017-04-11T22:04:18.697700648</dc:date>
    <meta:editing-duration>PT58M28S</meta:editing-duration>
    <meta:editing-cycles>12</meta:editing-cycles>
    <meta:generator>LibreOffice/5.1.6.2$Linux_X86_64 LibreOffice_project/10m0$Build-2</meta:generator>
    <meta:document-statistic meta:table-count="2" meta:cell-count="194" meta:object-count="0"/>
  </office:meta>
</office:document-meta>
</file>